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123456789101112Traduir un problema a llenguatge matemàtic o a una representació matemàtica utilitzant variables, símbols, diagrames imodels adequats.Emprar conceptes, eines i estratègies matemàtiques per resoldre problemes.Mantenir una actitud de recerca davant d’un problema assajant estratègies diverses.Generar preguntes de caire matemàtic i plantejar problemes.Construir, expressar i contrastar argumentacions per justificar i validar les afirmacions que es fan en matemàtiques.Emprar el raonament matemàtic en entorns no ma-temàtics.Usar les relacions que hi ha entre les diverses parts de les matemàtiques per analitzar situacions i per raonar.Identificar les matemàtiques implicades en situacions properes i acadèmiques i cercar situacions que es puguin relacionaramb idees matemàtiques concretes.Representar un concepte o relació matemàtica de diverses maneres i usar el canvi de representació com a estratègia de treball matemàtic.Expressar idees matemàtiques amb claredat i precisió i comprendre les dels altres.Emprar la comunicació i el treball col·laboratiu per compartir i construir coneixement a partir d’idees matemàtiques.Seleccionar i usar tecnologies diverses per gestionar i mostrar informació, i visualitzar i estructurar idees o processos matemàti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